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" style:font-name-asian="Calibri" style:font-name-complex="Calibri"/>
    </style:style>
    <style:style style:name="T2" style:parent-style-name="Fuentedepárrafopredeter." style:family="text">
      <style:text-properties style:font-name="Calibri" style:font-name-asian="Calibri" style:font-name-complex="Calibri"/>
    </style:style>
    <style:style style:name="P3" style:parent-style-name="Normal" style:family="paragraph">
      <style:text-properties style:font-name="Calibri" style:font-name-asian="Calibri" style:font-name-complex="Calibri"/>
    </style:style>
    <style:style style:name="T4" style:parent-style-name="Fuentedepárrafopredeter." style:family="text">
      <style:text-properties style:font-name="Calibri" style:font-name-asian="Calibri" style:font-name-complex="Calibri"/>
    </style:style>
    <style:style style:name="P5" style:parent-style-name="Normal" style:family="paragraph">
      <style:text-properties style:font-name="Calibri" style:font-name-asian="Calibri" style:font-name-complex="Calibri"/>
    </style:style>
    <style:style style:name="T6" style:parent-style-name="Fuentedepárrafopredeter." style:family="text">
      <style:text-properties style:font-name="Calibri" style:font-name-asian="Calibri" style:font-name-complex="Calibri"/>
    </style:style>
    <style:style style:name="P7" style:parent-style-name="Normal" style:family="paragraph">
      <style:text-properties style:font-name="Calibri" style:font-name-asian="Calibri" style:font-name-complex="Calibri"/>
    </style:style>
    <style:style style:name="T8" style:parent-style-name="Fuentedepárrafopredeter.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PREGUNTAS LAB 7</text:p>
      <text:p text:style-name="Normal"><text:span text:style-name="T2">a. ¿Por qué en la función getTime() se utiliza time.perf_counter() en vez de otras funciones como time.process_time()?<text:s/></text:span></text:p>
      <text:p text:style-name="P3">Porque esta función le permite devolver el tiempo en fracciones de segundos en fracciones cortas y con una mejor resolución.</text:p>
      <text:p text:style-name="Normal"><text:span text:style-name="T4">b. ¿Por qué son importantes las funciones start() y stop() de la librería tracemalloc?<text:s/></text:span></text:p>
      <text:p text:style-name="P5">Al activar start() se empiezan a registrar las asignaciones de la memoria, y el stop() finaliza el proceso para medir la memoria.</text:p>
      <text:p text:style-name="Normal"><text:span text:style-name="T6">c. ¿Por qué no se puede medir paralelamente el uso de memoria y el tiempo de ejecución de las operaciones?</text:span></text:p>
      <text:p text:style-name="P7">Porque si se realiza una medición de forma paralela no va a ser tan precisa.<text:s/></text:p>
      <text:p text:style-name="Normal"><text:span text:style-name="T8">Cuando se mide paralelamente, no se puede medir el tiempo de memoria de forma detallada, y si se mide desde el tiempo de memoria, sería un tiempo más corto, ya que contaría solo desde que empezó a cargar dat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Niño</meta:initial-creator>
    <dc:creator>Daniel Niño</dc:creator>
    <meta:creation-date>2024-03-15T20:04:00Z</meta:creation-date>
    <dc:date>2024-03-15T20:04:00Z</dc:date>
    <meta:template xlink:href="Normal.dotm" xlink:type="simple"/>
    <meta:editing-cycles>1</meta:editing-cycles>
    <meta:editing-duration>PT0S</meta:editing-duration>
    <meta:document-statistic meta:page-count="1" meta:paragraph-count="1" meta:word-count="134" meta:character-count="874" meta:row-count="6" meta:non-whitespace-character-count="741"/>
  </office:meta>
</office:document-meta>
</file>